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3.625cm"/>
    </style:style>
    <style:style style:name="Tabelle1.B" style:family="table-column">
      <style:table-column-properties style:column-width="11.192cm"/>
    </style:style>
    <style:style style:name="Tabelle1.C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7" style:family="table-cell">
      <style:table-cell-properties fo:padding="0.049cm" fo:border-left="0.002cm solid #cccccd" fo:border-right="none" fo:border-top="0.002cm solid #cccccd" fo:border-bottom="none"/>
    </style:style>
    <style:style style:name="Tabelle1.A8" style:family="table-cell">
      <style:table-cell-properties fo:padding="0.049cm" fo:border-left="0.002cm solid #cccccd" fo:border-right="none" fo:border-top="none" fo:border-bottom="none"/>
    </style:style>
    <style:style style:name="Tabelle1.12" style:family="table-row">
      <style:table-row-properties style:min-row-height="0.898cm"/>
    </style:style>
    <style:style style:name="Tabelle1.13" style:family="table-row">
      <style:table-row-properties style:min-row-height="8.206cm"/>
    </style:style>
    <style:style style:name="Tabelle1.14" style:family="table-row">
      <style:table-row-properties style:min-row-height="2.639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4c4c4c" style:font-name="Arial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4c4c4c" style:font-name="Arial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0pt"/>
    </style:style>
    <style:style style:name="P8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style:font-name="DejaVu Sans" fo:font-weight="bold" style:font-weight-asian="bold" style:font-weight-complex="bold"/>
    </style:style>
    <style:style style:name="P10" style:family="paragraph" style:parent-style-name="Horizontal_20_Line">
      <style:text-properties fo:color="#b3b3b3" style:font-name="Arial" fo:font-size="12pt" style:font-size-asian="12pt" style:font-size-complex="12pt"/>
    </style:style>
    <style:style style:name="P11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P15" style:family="paragraph">
      <style:paragraph-properties fo:text-align="end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4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m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angtex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arengrupp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an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rstellerfirma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eferantfirma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k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uersatz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bbildung" form:control-implementation="ooo:com.sun.star.form.component.TextField" form:id="control12" form:current-value="&#10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Standard"><draw:control text:anchor-type="as-char" draw:z-index="2" draw:style-name="gr2" draw:text-style-name="P12" svg:width="2.712cm" svg:height="0.689cm" draw:control="control2"/></text:p>
          </table:table-cell>
        </table:table-row>
        <table:table-row>
          <table:table-cell table:style-name="Tabelle1.A1" table:number-columns-spanned="3" office:value-type="string">
            <text:p text:style-name="Table_20_Contents"/>
            <text:p text:style-name="P9">Produktdaten</text:p>
            <text:p text:style-name="P6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6"><draw:control text:anchor-type="as-char" svg:y="-0.372cm" draw:z-index="0" draw:style-name="gr1" draw:text-style-name="P11" svg:width="8.7cm" svg:height="0.689cm" draw:control="control1"/> <text:s text:c="3"/>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le1.A7" office:value-type="string">
            <text:p text:style-name="P4">Name:</text:p>
          </table:table-cell>
          <table:table-cell table:style-name="Tabelle1.A7" table:number-columns-spanned="2" office:value-type="string">
            <text:p text:style-name="P4"><draw:control text:anchor-type="as-char" draw:z-index="4" draw:style-name="gr2" draw:text-style-name="P14" svg:width="13.653cm" svg:height="0.503cm" draw:control="control4"/></text:p>
          </table:table-cell>
          <table:covered-table-cell/>
        </table:table-row>
        <table:table-row>
          <table:table-cell table:style-name="Tabelle1.A8" office:value-type="string">
            <text:p text:style-name="P4">Warengruppe:</text:p>
          </table:table-cell>
          <table:table-cell table:style-name="Tabelle1.A8" table:number-columns-spanned="2" office:value-type="string">
            <text:p text:style-name="P4"><draw:control text:anchor-type="as-char" draw:z-index="5" draw:style-name="gr2" draw:text-style-name="P14" svg:width="13.653cm" svg:height="0.503cm" draw:control="control5"/></text:p>
          </table:table-cell>
          <table:covered-table-cell/>
        </table:table-row>
        <table:table-row>
          <table:table-cell table:style-name="Tabelle1.A8" office:value-type="string">
            <text:p text:style-name="P4">Info URL:</text:p>
          </table:table-cell>
          <table:table-cell table:style-name="Tabelle1.A8" table:number-columns-spanned="2" office:value-type="string">
            <text:p text:style-name="P4"><draw:control text:anchor-type="as-char" draw:z-index="6" draw:style-name="gr2" draw:text-style-name="P14" svg:width="13.653cm" svg:height="0.503cm" draw:control="control6"/></text:p>
          </table:table-cell>
          <table:covered-table-cell/>
        </table:table-row>
        <table:table-row>
          <table:table-cell table:style-name="Tabelle1.A8" office:value-type="string">
            <text:p text:style-name="P4">EAN:</text:p>
          </table:table-cell>
          <table:table-cell table:style-name="Tabelle1.A8" table:number-columns-spanned="2" office:value-type="string">
            <text:p text:style-name="P4"><draw:control text:anchor-type="as-char" draw:z-index="7" draw:style-name="gr2" draw:text-style-name="P14" svg:width="13.653cm" svg:height="0.503cm" draw:control="control7"/></text:p>
          </table:table-cell>
          <table:covered-table-cell/>
        </table:table-row>
        <table:table-row>
          <table:table-cell table:style-name="Tabelle1.A8" office:value-type="string">
            <text:p text:style-name="P4">Hersteller:</text:p>
          </table:table-cell>
          <table:table-cell table:style-name="Tabelle1.A8" table:number-columns-spanned="2" office:value-type="string">
            <text:p text:style-name="P4"><draw:control text:anchor-type="as-char" draw:z-index="8" draw:style-name="gr2" draw:text-style-name="P14" svg:width="13.653cm" svg:height="0.503cm" draw:control="control8"/></text:p>
          </table:table-cell>
          <table:covered-table-cell/>
        </table:table-row>
        <table:table-row table:style-name="Tabelle1.12">
          <table:table-cell table:style-name="Tabelle1.A8" office:value-type="string">
            <text:p text:style-name="P4">Lieferant:</text:p>
          </table:table-cell>
          <table:table-cell table:style-name="Tabelle1.A8" table:number-columns-spanned="2" office:value-type="string">
            <text:p text:style-name="P4"><draw:control text:anchor-type="as-char" draw:z-index="9" draw:style-name="gr2" draw:text-style-name="P14" svg:width="13.653cm" svg:height="0.503cm" draw:control="control9"/></text:p>
          </table:table-cell>
          <table:covered-table-cell/>
        </table:table-row>
        <table:table-row table:style-name="Tabelle1.13">
          <table:table-cell table:style-name="Tabelle1.A8" table:number-columns-spanned="3" office:value-type="string">
            <text:p text:style-name="P4"><draw:control text:anchor-type="as-char" draw:z-index="12" draw:style-name="gr4" draw:text-style-name="P13" svg:width="17.41cm" svg:height="8.123cm" draw:control="control12"/></text:p>
          </table:table-cell>
          <table:covered-table-cell/>
          <table:covered-table-cell/>
        </table:table-row>
        <table:table-row table:style-name="Tabelle1.14">
          <table:table-cell table:style-name="Tabelle1.A8" table:number-columns-spanned="3" office:value-type="string">
            <text:p text:style-name="P4"><draw:control text:anchor-type="as-char" svg:y="0.374cm" draw:z-index="3" draw:style-name="gr3" draw:text-style-name="P13" svg:width="17.297cm" svg:height="3.352cm" draw:control="control3"/></text:p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P4">Preis:</text:p>
          </table:table-cell>
          <table:table-cell table:style-name="Tabelle1.A8" table:number-columns-spanned="2" office:value-type="string">
            <text:p text:style-name="P5"><draw:control text:anchor-type="as-char" draw:z-index="10" draw:style-name="gr2" draw:text-style-name="P15" svg:width="2.819cm" svg:height="0.503cm" draw:control="control10"/></text:p>
          </table:table-cell>
          <table:covered-table-cell/>
        </table:table-row>
        <table:table-row>
          <table:table-cell table:style-name="Tabelle1.A8" office:value-type="string">
            <text:p text:style-name="P4">Steuersatz:</text:p>
          </table:table-cell>
          <table:table-cell table:style-name="Tabelle1.A8" table:number-columns-spanned="2" office:value-type="string">
            <text:p text:style-name="P5"><draw:control text:anchor-type="as-char" draw:z-index="11" draw:style-name="gr2" draw:text-style-name="P15" svg:width="2.798cm" svg:height="0.503cm" draw:control="control11"/></text:p>
          </table:table-cell>
          <table:covered-table-cell/>
        </table:table-row>
        <table:table-row>
          <table:table-cell table:style-name="Tabelle1.A8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1-02T13:21:57.59</dc:date>
    <meta:editing-cycles>61</meta:editing-cycles>
    <meta:editing-duration>PT23H27M21S</meta:editing-duration>
    <meta:document-statistic meta:table-count="1" meta:image-count="1" meta:object-count="0" meta:page-count="1" meta:paragraph-count="22" meta:word-count="38" meta:character-count="344"/>
    <meta:user-defined meta:name="Info 1"/>
    <meta:user-defined meta:name="Info 2"/>
    <meta:user-defined meta:name="Info 3"/>
    <meta:user-defined meta:name="Info 4"/>
  </office:meta>
</office:document-meta>
</file>